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10112a"/>
    </style:style>
    <style:style style:name="P3" style:family="paragraph" style:parent-style-name="Text_20_body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b743" style:font-style-asian="italic" style:font-style-complex="italic"/>
    </style:style>
    <style:style style:name="T3" style:family="text">
      <style:text-properties officeooo:rsid="0011b7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 have been dealing with a condition called Ankylosing Spondylitis. The dictionary definition (<text:span text:style-name="T2">A</text:span><text:span text:style-name="T1"> form of spinal arthritis, chiefly affecting young males, that eventually causes ankylosis of vertebral and sacroiliac joints</text:span>) Long story short, it has been incredibly debilitating since a few years prior to the diagnosis on March 23rd, 2017. It has affected all aspects of my life, and maintaining a sole - trading business and life has only compounded that issue.</text:p>
      <text:p text:style-name="P2"><text:line-break/>I had several health-related issues that were all based of this condition, but it took several years of extensive trial and error doctor and hospital, visits to nail down this diagnosis.</text:p>
      <text:p text:style-name="P1">Now throughout my life, I have always felt a disconnect to the world, sometimes not being able to feel emotion during incredibly traumatic moments or presenting far too much emotion during the opposite. I never felt connected to others around me, through family, tennis, school, university, work and beyond. I kept this bottled up and maintained a very confident, well put together individual (<text:span text:style-name="T1">Just look at my school grades, except for the part about my constant disruptive nature</text:span>). Though when looking at it all objectively, I couldn't maintain friendships outside of these domains, and I quickly found I was secluding myself to my own world.</text:p>
      <text:p text:style-name="P1">I always had a passionate mind towards anything that was right in front of me but quickly lost interest in anything that wasn't. Then here comes the kicker. It was always a part of my family discussion, the term of ADHD (<text:span text:style-name="T1">Attention-Deficit/Hyperactivity Disorder, is a chronic neurodevelopmental disorder that affects attention, hyperactivity, and impulsivity, often continuing from childhood into adulthood</text:span>). But when identifying whether or not I had it, it came with complicated, opposing answers, left with the understanding that I was perfectly fine.</text:p>
      <text:p text:style-name="P1">But as I grew up with this knowledge, it wasn't matching how I was seeing things from my own perspective. It didn't even match how the world was seeing me. I was often asked from early childhood, all the way towards adulthood, whether I had 'something'. And I would confidently (<text:span text:style-name="T2">O</text:span><text:span text:style-name="T1">ften agitatedly</text:span>) reply, "Certain family members of mine have it, but I was told I don't".</text:p>
      <text:p text:style-name="P1">So cut to the end of 2024, when I finally engaged in the discussion with a psychologist, I was shown results that proved I had ADHD (<text:span text:style-name="T1">Nathan's clinical presentation and assessment results are strongly consistent with the following diagnosis:314.01 (F90.2) Attention Deficit Hyperactivity Disorder; Combined Presentation, and it very much present as a child</text:span>).</text:p>
      <text:p text:style-name="P1">Then I found out that I actually was diagnosed as a child, confirming my suspicions. WHAT. Cue Netflix series. So why is this all relevant? Well, I started to grasp a lot about myself through a new lens, that felt like I had put on glasses that could fix my blurred vision.</text:p>
      <text:p text:style-name="P1">And I've been on ADHD medication as of 2025 and things are different, go figure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30T18:57:37.112000000</meta:creation-date>
    <dc:date>2025-11-01T12:18:03.097000000</dc:date>
    <meta:editing-duration>PT7M20S</meta:editing-duration>
    <meta:editing-cycles>4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8" meta:word-count="480" meta:character-count="2924" meta:non-whitespace-character-count="2450"/>
  </office:meta>
</office:document-meta>
</file>